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5.191cm"/>
    </style:style>
    <style:style style:name="co5" style:family="table-column">
      <style:table-column-properties fo:break-before="auto" style:column-width="32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ext-properties style:font-name="Courier New"/>
    </style:style>
    <style:style style:name="ce8" style:family="table-cell" style:parent-style-name="Default">
      <style:text-properties style:font-name="Lucida Console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27.933cm" svg:height="22.698cm" svg:x="1.314cm" svg:y="0.48cm">
            <draw:object draw:notify-on-update-of-ranges="graph.B56:graph.B185 graph.C55:graph.C55 graph.C56:graph.C185 graph.D56:graph.D185 graph.E55:graph.E55 graph.E56:graph.E185 graph.F56:graph.F185 graph.G55:graph.G55 graph.G56:graph.G185 graph.H56:graph.H185 graph.I55:graph.I55 graph.I56:graph.I185 graph.J56:graph.J185 graph.K55:graph.K55 graph.K56:graph.K185 graph.L56:graph.L185 graph.M55:graph.M55 graph.M56:graph.M185 graph.N5:graph.N10 graph.N4:graph.O4 graph.O5:graph.O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7" office:value-type="string" calcext:value-type="string" table:number-columns-spanned="4" table:number-rows-spanned="1">
            <text:p>( Data below the graph )</text:p>
          </table:table-cell>
          <table:covered-table-cell table:number-columns-repeated="3"/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Home-X</text:p>
          </table:table-cell>
          <table:table-cell office:value-type="string" calcext:value-type="string">
            <text:p>Home-Y</text:p>
          </table:table-cell>
        </table:table-row>
        <table:table-row table:style-name="ro1">
          <table:table-cell table:number-columns-repeated="13"/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-14.79" calcext:value-type="float">
            <text:p>-14.79</text:p>
          </table:table-cell>
        </table:table-row>
        <table:table-row table:style-name="ro1">
          <table:table-cell table:number-columns-repeated="13"/>
          <table:table-cell table:style-name="ce1" office:value-type="float" office:value="18.61" calcext:value-type="float">
            <text:p>18.61</text:p>
          </table:table-cell>
          <table:table-cell table:style-name="ce1" office:value-type="float" office:value="14.79" calcext:value-type="float">
            <text:p>14.79</text:p>
          </table:table-cell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-20.72" calcext:value-type="float">
            <text:p>-20.72</text:p>
          </table:table-cell>
        </table:table-row>
        <table:table-row table:style-name="ro1">
          <table:table-cell table:number-columns-repeated="13"/>
          <table:table-cell table:style-name="ce1" office:value-type="float" office:value="0" calcext:value-type="float">
            <text:p>0</text:p>
          </table:table-cell>
          <table:table-cell table:style-name="ce1" office:value-type="float" office:value="20.72" calcext:value-type="float">
            <text:p>20.72</text:p>
          </table:table-cell>
        </table:table-row>
        <table:table-row table:style-name="ro1">
          <table:table-cell table:number-columns-repeated="13"/>
          <table:table-cell table:style-name="ce1" office:value-type="float" office:value="-18.61" calcext:value-type="float">
            <text:p>-18.61</text:p>
          </table:table-cell>
          <table:table-cell table:style-name="ce1" office:value-type="float" office:value="-14.79" calcext:value-type="float">
            <text:p>-14.79</text:p>
          </table:table-cell>
        </table:table-row>
        <table:table-row table:style-name="ro1">
          <table:table-cell table:number-columns-repeated="13"/>
          <table:table-cell table:style-name="ce1" office:value-type="float" office:value="-18.61" calcext:value-type="float">
            <text:p>-18.61</text:p>
          </table:table-cell>
          <table:table-cell table:style-name="ce1" office:value-type="float" office:value="14.79" calcext:value-type="float">
            <text:p>14.79</text:p>
          </table:table-cell>
        </table:table-row>
        <table:table-row table:style-name="ro1" table:number-rows-repeated="42">
          <table:table-cell table:number-columns-repeated="15"/>
        </table:table-row>
        <table:table-row table:style-name="ro1">
          <table:table-cell table:style-name="ce4"/>
          <table:table-cell table:style-name="ce6" office:value-type="string" calcext:value-type="string" table:number-columns-spanned="4" table:number-rows-spanned="1">
            <text:p>Paste data onto cell A56</text:p>
          </table:table-cell>
          <table:covered-table-cell table:number-columns-repeated="3"/>
          <table:table-cell/>
          <table:table-cell table:style-name="ce7" office:value-type="string" calcext:value-type="string" table:number-columns-spanned="8" table:number-rows-spanned="1">
            <text:p>( Hide any rows of data that you don’t want to show on the chart )</text:p>
          </table:table-cell>
          <table:covered-table-cell table:number-columns-repeated="7"/>
          <table:table-cell/>
        </table:table-row>
        <table:table-row table:style-name="ro1">
          <table:table-cell table:style-name="ce4"/>
          <table:table-cell table:number-columns-repeated="14"/>
        </table:table-row>
        <table:table-row table:style-name="ro1">
          <table:table-cell table:style-name="ce4" office:value-type="string" calcext:value-type="string">
            <text:p>F.R.</text:p>
          </table:table-cell>
          <table:table-cell office:value-type="string" calcext:value-type="string">
            <text:p>GloL1X</text:p>
          </table:table-cell>
          <table:table-cell office:value-type="string" calcext:value-type="string">
            <text:p>GloL1Y</text:p>
          </table:table-cell>
          <table:table-cell office:value-type="string" calcext:value-type="string">
            <text:p>GloL4X</text:p>
          </table:table-cell>
          <table:table-cell office:value-type="string" calcext:value-type="string">
            <text:p>GloL4Y</text:p>
          </table:table-cell>
          <table:table-cell office:value-type="string" calcext:value-type="string">
            <text:p>GloL2X</text:p>
          </table:table-cell>
          <table:table-cell office:value-type="string" calcext:value-type="string">
            <text:p>GloL2Y</text:p>
          </table:table-cell>
          <table:table-cell office:value-type="string" calcext:value-type="string">
            <text:p>GloL5X</text:p>
          </table:table-cell>
          <table:table-cell office:value-type="string" calcext:value-type="string">
            <text:p>GloL5Y</text:p>
          </table:table-cell>
          <table:table-cell office:value-type="string" calcext:value-type="string">
            <text:p>GloL3X</text:p>
          </table:table-cell>
          <table:table-cell office:value-type="string" calcext:value-type="string">
            <text:p>GloL3Y</text:p>
          </table:table-cell>
          <table:table-cell office:value-type="string" calcext:value-type="string">
            <text:p>GloL6X</text:p>
          </table:table-cell>
          <table:table-cell office:value-type="string" calcext:value-type="string">
            <text:p>GloL6Y</text:p>
          </table:table-cell>
          <table:table-cell table:style-name="ce1" office:value-type="string" calcext:value-type="string">
            <text:p>LocL1X</text:p>
          </table:table-cell>
          <table:table-cell table:style-name="ce1" office:value-type="string" calcext:value-type="string">
            <text:p>LocL1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42" calcext:value-type="float">
            <text:p>18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2" calcext:value-type="float">
            <text:p>-0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82" calcext:value-type="float">
            <text:p>-18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22" calcext:value-type="float">
            <text:p>18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4" calcext:value-type="float">
            <text:p>-0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02" calcext:value-type="float">
            <text:p>-19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02" calcext:value-type="float">
            <text:p>18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6" calcext:value-type="float">
            <text:p>-0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22" calcext:value-type="float">
            <text:p>-19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82" calcext:value-type="float">
            <text:p>17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8" calcext:value-type="float">
            <text:p>-0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42" calcext:value-type="float">
            <text:p>-19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62" calcext:value-type="float">
            <text:p>17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1" calcext:value-type="float">
            <text:p>-1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62" calcext:value-type="float">
            <text:p>-19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42" calcext:value-type="float">
            <text:p>17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2" calcext:value-type="float">
            <text:p>-1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82" calcext:value-type="float">
            <text:p>-19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22" calcext:value-type="float">
            <text:p>17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4" calcext:value-type="float">
            <text:p>-1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02" calcext:value-type="float">
            <text:p>-20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02" calcext:value-type="float">
            <text:p>17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6" calcext:value-type="float">
            <text:p>-1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22" calcext:value-type="float">
            <text:p>-20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82" calcext:value-type="float">
            <text:p>16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8" calcext:value-type="float">
            <text:p>-1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42" calcext:value-type="float">
            <text:p>-20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62" calcext:value-type="float">
            <text:p>16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2" calcext:value-type="float">
            <text:p>-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62" calcext:value-type="float">
            <text:p>-20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42" calcext:value-type="float">
            <text:p>16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2" calcext:value-type="float">
            <text:p>-2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82" calcext:value-type="float">
            <text:p>-20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22" calcext:value-type="float">
            <text:p>16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4" calcext:value-type="float">
            <text:p>-2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02" calcext:value-type="float">
            <text:p>-21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02" calcext:value-type="float">
            <text:p>16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6" calcext:value-type="float">
            <text:p>-2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22" calcext:value-type="float">
            <text:p>-21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82" calcext:value-type="float">
            <text:p>15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8" calcext:value-type="float">
            <text:p>-2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42" calcext:value-type="float">
            <text:p>-21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62" calcext:value-type="float">
            <text:p>15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3" calcext:value-type="float">
            <text:p>-3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62" calcext:value-type="float">
            <text:p>-21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42" calcext:value-type="float">
            <text:p>15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2" calcext:value-type="float">
            <text:p>-3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82" calcext:value-type="float">
            <text:p>-21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22" calcext:value-type="float">
            <text:p>15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4" calcext:value-type="float">
            <text:p>-3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02" calcext:value-type="float">
            <text:p>-22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02" calcext:value-type="float">
            <text:p>15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6" calcext:value-type="float">
            <text:p>-3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22" calcext:value-type="float">
            <text:p>-22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82" calcext:value-type="float">
            <text:p>14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8" calcext:value-type="float">
            <text:p>-3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42" calcext:value-type="float">
            <text:p>-22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42" calcext:value-type="float">
            <text:p>18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82" calcext:value-type="float">
            <text:p>14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8" calcext:value-type="float">
            <text:p>-3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2" calcext:value-type="float">
            <text:p>-0.2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82" calcext:value-type="float">
            <text:p>-18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42" calcext:value-type="float">
            <text:p>-22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22" calcext:value-type="float">
            <text:p>18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02" calcext:value-type="float">
            <text:p>15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6" calcext:value-type="float">
            <text:p>-3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4" calcext:value-type="float">
            <text:p>-0.4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02" calcext:value-type="float">
            <text:p>-19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22" calcext:value-type="float">
            <text:p>-22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02" calcext:value-type="float">
            <text:p>18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22" calcext:value-type="float">
            <text:p>15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4" calcext:value-type="float">
            <text:p>-3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6" calcext:value-type="float">
            <text:p>-0.6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22" calcext:value-type="float">
            <text:p>-19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02" calcext:value-type="float">
            <text:p>-22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82" calcext:value-type="float">
            <text:p>17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42" calcext:value-type="float">
            <text:p>15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2" calcext:value-type="float">
            <text:p>-3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8" calcext:value-type="float">
            <text:p>-0.8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42" calcext:value-type="float">
            <text:p>-19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82" calcext:value-type="float">
            <text:p>-21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62" calcext:value-type="float">
            <text:p>17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62" calcext:value-type="float">
            <text:p>15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3" calcext:value-type="float">
            <text:p>-3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" calcext:value-type="float">
            <text:p>-1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62" calcext:value-type="float">
            <text:p>-19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62" calcext:value-type="float">
            <text:p>-21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42" calcext:value-type="float">
            <text:p>17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82" calcext:value-type="float">
            <text:p>15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8" calcext:value-type="float">
            <text:p>-2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2" calcext:value-type="float">
            <text:p>-1.2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82" calcext:value-type="float">
            <text:p>-19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42" calcext:value-type="float">
            <text:p>-21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22" calcext:value-type="float">
            <text:p>17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02" calcext:value-type="float">
            <text:p>16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6" calcext:value-type="float">
            <text:p>-2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4" calcext:value-type="float">
            <text:p>-1.4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02" calcext:value-type="float">
            <text:p>-20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22" calcext:value-type="float">
            <text:p>-21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02" calcext:value-type="float">
            <text:p>17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22" calcext:value-type="float">
            <text:p>16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4" calcext:value-type="float">
            <text:p>-2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6" calcext:value-type="float">
            <text:p>-1.6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02" calcext:value-type="float">
            <text:p>-21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82" calcext:value-type="float">
            <text:p>16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42" calcext:value-type="float">
            <text:p>16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2" calcext:value-type="float">
            <text:p>-2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8" calcext:value-type="float">
            <text:p>-1.8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42" calcext:value-type="float">
            <text:p>-20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82" calcext:value-type="float">
            <text:p>-20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62" calcext:value-type="float">
            <text:p>16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62" calcext:value-type="float">
            <text:p>16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2" calcext:value-type="float">
            <text:p>-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" calcext:value-type="float">
            <text:p>-2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62" calcext:value-type="float">
            <text:p>-20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62" calcext:value-type="float">
            <text:p>-20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42" calcext:value-type="float">
            <text:p>16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82" calcext:value-type="float">
            <text:p>16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8" calcext:value-type="float">
            <text:p>-1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2" calcext:value-type="float">
            <text:p>-2.2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82" calcext:value-type="float">
            <text:p>-20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42" calcext:value-type="float">
            <text:p>-20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22" calcext:value-type="float">
            <text:p>16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02" calcext:value-type="float">
            <text:p>17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6" calcext:value-type="float">
            <text:p>-1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4" calcext:value-type="float">
            <text:p>-2.4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02" calcext:value-type="float">
            <text:p>-21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22" calcext:value-type="float">
            <text:p>-20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02" calcext:value-type="float">
            <text:p>16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22" calcext:value-type="float">
            <text:p>17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4" calcext:value-type="float">
            <text:p>-1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6" calcext:value-type="float">
            <text:p>-2.6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22" calcext:value-type="float">
            <text:p>-21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02" calcext:value-type="float">
            <text:p>-20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82" calcext:value-type="float">
            <text:p>15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42" calcext:value-type="float">
            <text:p>17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2" calcext:value-type="float">
            <text:p>-1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8" calcext:value-type="float">
            <text:p>-2.8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42" calcext:value-type="float">
            <text:p>-21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82" calcext:value-type="float">
            <text:p>-19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2" calcext:value-type="float">
            <text:p>15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62" calcext:value-type="float">
            <text:p>17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1" calcext:value-type="float">
            <text:p>-1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" calcext:value-type="float">
            <text:p>-3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62" calcext:value-type="float">
            <text:p>-21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62" calcext:value-type="float">
            <text:p>-19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42" calcext:value-type="float">
            <text:p>15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82" calcext:value-type="float">
            <text:p>17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8" calcext:value-type="float">
            <text:p>-0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2" calcext:value-type="float">
            <text:p>-3.2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82" calcext:value-type="float">
            <text:p>-21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42" calcext:value-type="float">
            <text:p>-19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22" calcext:value-type="float">
            <text:p>15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02" calcext:value-type="float">
            <text:p>18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6" calcext:value-type="float">
            <text:p>-0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4" calcext:value-type="float">
            <text:p>-3.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02" calcext:value-type="float">
            <text:p>-22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22" calcext:value-type="float">
            <text:p>-19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2" calcext:value-type="float">
            <text:p>15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22" calcext:value-type="float">
            <text:p>18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4" calcext:value-type="float">
            <text:p>-0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6" calcext:value-type="float">
            <text:p>-3.6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02" calcext:value-type="float">
            <text:p>-19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2" calcext:value-type="float">
            <text:p>14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42" calcext:value-type="float">
            <text:p>18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2" calcext:value-type="float">
            <text:p>-0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8" calcext:value-type="float">
            <text:p>-3.8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42" calcext:value-type="float">
            <text:p>-22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82" calcext:value-type="float">
            <text:p>-18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2" calcext:value-type="float">
            <text:p>14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1" calcext:value-type="float">
            <text:p>-20.71</text:p>
          </table:table-cell>
          <table:table-cell office:value-type="float" office:value="-4" calcext:value-type="float">
            <text:p>-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62" calcext:value-type="float">
            <text:p>-22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2" calcext:value-type="float">
            <text:p>-18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2" calcext:value-type="float">
            <text:p>14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42" calcext:value-type="float">
            <text:p>18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2" calcext:value-type="float">
            <text:p>-0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8" calcext:value-type="float">
            <text:p>-3.8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42" calcext:value-type="float">
            <text:p>-22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82" calcext:value-type="float">
            <text:p>-18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2" calcext:value-type="float">
            <text:p>15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22" calcext:value-type="float">
            <text:p>18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4" calcext:value-type="float">
            <text:p>-0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6" calcext:value-type="float">
            <text:p>-3.6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22" calcext:value-type="float">
            <text:p>-22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02" calcext:value-type="float">
            <text:p>-19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22" calcext:value-type="float">
            <text:p>15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02" calcext:value-type="float">
            <text:p>18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6" calcext:value-type="float">
            <text:p>-0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4" calcext:value-type="float">
            <text:p>-3.4</text:p>
          </table:table-cell>
          <table:table-cell office:value-type="float" office:value="20.71" calcext:value-type="float">
            <text:p>20.71</text:p>
          </table:table-cell>
          <table:table-cell office:value-type="float" office:value="-22.02" calcext:value-type="float">
            <text:p>-22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22" calcext:value-type="float">
            <text:p>-19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42" calcext:value-type="float">
            <text:p>15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82" calcext:value-type="float">
            <text:p>17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0.8" calcext:value-type="float">
            <text:p>-0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.2" calcext:value-type="float">
            <text:p>-3.2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82" calcext:value-type="float">
            <text:p>-21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42" calcext:value-type="float">
            <text:p>-19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62" calcext:value-type="float">
            <text:p>15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62" calcext:value-type="float">
            <text:p>17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1" calcext:value-type="float">
            <text:p>-1</text:p>
          </table:table-cell>
          <table:table-cell office:value-type="float" office:value="-20.71" calcext:value-type="float">
            <text:p>-20.71</text:p>
          </table:table-cell>
          <table:table-cell office:value-type="float" office:value="-3" calcext:value-type="float">
            <text:p>-3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62" calcext:value-type="float">
            <text:p>-21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62" calcext:value-type="float">
            <text:p>-19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82" calcext:value-type="float">
            <text:p>15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42" calcext:value-type="float">
            <text:p>17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2" calcext:value-type="float">
            <text:p>-1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8" calcext:value-type="float">
            <text:p>-2.8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42" calcext:value-type="float">
            <text:p>-21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82" calcext:value-type="float">
            <text:p>-19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02" calcext:value-type="float">
            <text:p>16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22" calcext:value-type="float">
            <text:p>17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4" calcext:value-type="float">
            <text:p>-1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6" calcext:value-type="float">
            <text:p>-2.6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22" calcext:value-type="float">
            <text:p>-21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02" calcext:value-type="float">
            <text:p>-20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22" calcext:value-type="float">
            <text:p>16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02" calcext:value-type="float">
            <text:p>17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6" calcext:value-type="float">
            <text:p>-1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4" calcext:value-type="float">
            <text:p>-2.4</text:p>
          </table:table-cell>
          <table:table-cell office:value-type="float" office:value="20.71" calcext:value-type="float">
            <text:p>20.71</text:p>
          </table:table-cell>
          <table:table-cell office:value-type="float" office:value="-21.02" calcext:value-type="float">
            <text:p>-21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22" calcext:value-type="float">
            <text:p>-20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42" calcext:value-type="float">
            <text:p>16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82" calcext:value-type="float">
            <text:p>16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8" calcext:value-type="float">
            <text:p>-1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.2" calcext:value-type="float">
            <text:p>-2.2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82" calcext:value-type="float">
            <text:p>-20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42" calcext:value-type="float">
            <text:p>-20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62" calcext:value-type="float">
            <text:p>16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62" calcext:value-type="float">
            <text:p>16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2" calcext:value-type="float">
            <text:p>-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2" calcext:value-type="float">
            <text:p>-2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62" calcext:value-type="float">
            <text:p>-20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62" calcext:value-type="float">
            <text:p>-20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2" calcext:value-type="float">
            <text:p>16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42" calcext:value-type="float">
            <text:p>16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2" calcext:value-type="float">
            <text:p>-2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8" calcext:value-type="float">
            <text:p>-1.8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42" calcext:value-type="float">
            <text:p>-20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82" calcext:value-type="float">
            <text:p>-20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02" calcext:value-type="float">
            <text:p>17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22" calcext:value-type="float">
            <text:p>16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4" calcext:value-type="float">
            <text:p>-2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6" calcext:value-type="float">
            <text:p>-1.6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22" calcext:value-type="float">
            <text:p>-20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02" calcext:value-type="float">
            <text:p>-21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22" calcext:value-type="float">
            <text:p>17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02" calcext:value-type="float">
            <text:p>16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6" calcext:value-type="float">
            <text:p>-2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4" calcext:value-type="float">
            <text:p>-1.4</text:p>
          </table:table-cell>
          <table:table-cell office:value-type="float" office:value="20.71" calcext:value-type="float">
            <text:p>20.71</text:p>
          </table:table-cell>
          <table:table-cell office:value-type="float" office:value="-20.02" calcext:value-type="float">
            <text:p>-20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22" calcext:value-type="float">
            <text:p>-21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42" calcext:value-type="float">
            <text:p>17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82" calcext:value-type="float">
            <text:p>15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8" calcext:value-type="float">
            <text:p>-2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.2" calcext:value-type="float">
            <text:p>-1.2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82" calcext:value-type="float">
            <text:p>-19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42" calcext:value-type="float">
            <text:p>-21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2" calcext:value-type="float">
            <text:p>17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62" calcext:value-type="float">
            <text:p>15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3" calcext:value-type="float">
            <text:p>-3</text:p>
          </table:table-cell>
          <table:table-cell office:value-type="float" office:value="-20.71" calcext:value-type="float">
            <text:p>-20.71</text:p>
          </table:table-cell>
          <table:table-cell office:value-type="float" office:value="-1" calcext:value-type="float">
            <text:p>-1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62" calcext:value-type="float">
            <text:p>-19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62" calcext:value-type="float">
            <text:p>-21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82" calcext:value-type="float">
            <text:p>17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42" calcext:value-type="float">
            <text:p>15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2" calcext:value-type="float">
            <text:p>-3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8" calcext:value-type="float">
            <text:p>-0.8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42" calcext:value-type="float">
            <text:p>-19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82" calcext:value-type="float">
            <text:p>-21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02" calcext:value-type="float">
            <text:p>18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22" calcext:value-type="float">
            <text:p>15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4" calcext:value-type="float">
            <text:p>-3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6" calcext:value-type="float">
            <text:p>-0.6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22" calcext:value-type="float">
            <text:p>-19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02" calcext:value-type="float">
            <text:p>-22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22" calcext:value-type="float">
            <text:p>18.2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02" calcext:value-type="float">
            <text:p>15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6" calcext:value-type="float">
            <text:p>-3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4" calcext:value-type="float">
            <text:p>-0.4</text:p>
          </table:table-cell>
          <table:table-cell office:value-type="float" office:value="20.71" calcext:value-type="float">
            <text:p>20.71</text:p>
          </table:table-cell>
          <table:table-cell office:value-type="float" office:value="-19.02" calcext:value-type="float">
            <text:p>-19.0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22" calcext:value-type="float">
            <text:p>-22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42" calcext:value-type="float">
            <text:p>18.4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82" calcext:value-type="float">
            <text:p>14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8" calcext:value-type="float">
            <text:p>-3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-0.2" calcext:value-type="float">
            <text:p>-0.2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82" calcext:value-type="float">
            <text:p>-18.8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42" calcext:value-type="float">
            <text:p>-22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62" calcext:value-type="float">
            <text:p>14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4" calcext:value-type="float">
            <text:p>-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62" calcext:value-type="float">
            <text:p>-22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4.82" calcext:value-type="float">
            <text:p>14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8" calcext:value-type="float">
            <text:p>-3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42" calcext:value-type="float">
            <text:p>-22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02" calcext:value-type="float">
            <text:p>15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6" calcext:value-type="float">
            <text:p>-3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22" calcext:value-type="float">
            <text:p>-22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22" calcext:value-type="float">
            <text:p>15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4" calcext:value-type="float">
            <text:p>-3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2.02" calcext:value-type="float">
            <text:p>-22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42" calcext:value-type="float">
            <text:p>15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3.2" calcext:value-type="float">
            <text:p>-3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82" calcext:value-type="float">
            <text:p>-21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62" calcext:value-type="float">
            <text:p>15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3" calcext:value-type="float">
            <text:p>-3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62" calcext:value-type="float">
            <text:p>-21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5.82" calcext:value-type="float">
            <text:p>15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8" calcext:value-type="float">
            <text:p>-2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42" calcext:value-type="float">
            <text:p>-21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02" calcext:value-type="float">
            <text:p>16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6" calcext:value-type="float">
            <text:p>-2.6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22" calcext:value-type="float">
            <text:p>-21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22" calcext:value-type="float">
            <text:p>16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4" calcext:value-type="float">
            <text:p>-2.4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1.02" calcext:value-type="float">
            <text:p>-21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42" calcext:value-type="float">
            <text:p>16.42</text:p>
          </table:table-cell>
          <table:table-cell office:value-type="float" office:value="14.79" calcext:value-type="float">
            <text:p>14.79</text:p>
          </table:table-cell>
          <table:table-cell office:value-type="float" office:value="-2.2" calcext:value-type="float">
            <text:p>-2.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82" calcext:value-type="float">
            <text:p>-20.8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62" calcext:value-type="float">
            <text:p>16.62</text:p>
          </table:table-cell>
          <table:table-cell office:value-type="float" office:value="14.79" calcext:value-type="float">
            <text:p>14.79</text:p>
          </table:table-cell>
          <table:table-cell office:value-type="float" office:value="-2" calcext:value-type="float">
            <text:p>-2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62" calcext:value-type="float">
            <text:p>-20.6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6.82" calcext:value-type="float">
            <text:p>16.8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8" calcext:value-type="float">
            <text:p>-1.8</text:p>
          </table:table-cell>
          <table:table-cell office:value-type="float" office:value="-20.71" calcext:value-type="float">
            <text:p>-20.71</text:p>
          </table:table-cell>
          <table:table-cell office:value-type="float" office:value="0" calcext:value-type="float">
            <text:p>0</text:p>
          </table:table-cell>
          <table:table-cell office:value-type="float" office:value="20.71" calcext:value-type="float">
            <text:p>20.71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42" calcext:value-type="float">
            <text:p>-20.4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02" calcext:value-type="float">
            <text:p>17.0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6" calcext:value-type="float">
            <text:p>-1.6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22" calcext:value-type="float">
            <text:p>-20.2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2" calcext:value-type="float">
            <text:p>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22" calcext:value-type="float">
            <text:p>17.22</text:p>
          </table:table-cell>
          <table:table-cell office:value-type="float" office:value="14.79" calcext:value-type="float">
            <text:p>14.79</text:p>
          </table:table-cell>
          <table:table-cell office:value-type="float" office:value="-1.4" calcext:value-type="float">
            <text:p>-1.4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2" calcext:value-type="float">
            <text:p>-18.62</text:p>
          </table:table-cell>
          <table:table-cell office:value-type="float" office:value="-14.79" calcext:value-type="float">
            <text:p>-14.79</text:p>
          </table:table-cell>
          <table:table-cell office:value-type="float" office:value="-20.02" calcext:value-type="float">
            <text:p>-20.02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41" calcext:value-type="float">
            <text:p>17.41</text:p>
          </table:table-cell>
          <table:table-cell office:value-type="float" office:value="14.79" calcext:value-type="float">
            <text:p>14.79</text:p>
          </table:table-cell>
          <table:table-cell office:value-type="float" office:value="-1.2" calcext:value-type="float">
            <text:p>-1.2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81" calcext:value-type="float">
            <text:p>-19.8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61" calcext:value-type="float">
            <text:p>17.61</text:p>
          </table:table-cell>
          <table:table-cell office:value-type="float" office:value="14.79" calcext:value-type="float">
            <text:p>14.79</text:p>
          </table:table-cell>
          <table:table-cell office:value-type="float" office:value="-1" calcext:value-type="float">
            <text:p>-1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61" calcext:value-type="float">
            <text:p>-19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7.81" calcext:value-type="float">
            <text:p>17.81</text:p>
          </table:table-cell>
          <table:table-cell office:value-type="float" office:value="14.79" calcext:value-type="float">
            <text:p>14.79</text:p>
          </table:table-cell>
          <table:table-cell office:value-type="float" office:value="-0.8" calcext:value-type="float">
            <text:p>-0.8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41" calcext:value-type="float">
            <text:p>-19.4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01" calcext:value-type="float">
            <text:p>18.01</text:p>
          </table:table-cell>
          <table:table-cell office:value-type="float" office:value="14.79" calcext:value-type="float">
            <text:p>14.79</text:p>
          </table:table-cell>
          <table:table-cell office:value-type="float" office:value="-0.6" calcext:value-type="float">
            <text:p>-0.6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21" calcext:value-type="float">
            <text:p>-19.2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21" calcext:value-type="float">
            <text:p>18.21</text:p>
          </table:table-cell>
          <table:table-cell office:value-type="float" office:value="14.79" calcext:value-type="float">
            <text:p>14.79</text:p>
          </table:table-cell>
          <table:table-cell office:value-type="float" office:value="-0.4" calcext:value-type="float">
            <text:p>-0.4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9.01" calcext:value-type="float">
            <text:p>-19.0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41" calcext:value-type="float">
            <text:p>18.41</text:p>
          </table:table-cell>
          <table:table-cell office:value-type="float" office:value="14.79" calcext:value-type="float">
            <text:p>14.79</text:p>
          </table:table-cell>
          <table:table-cell office:value-type="float" office:value="-0.2" calcext:value-type="float">
            <text:p>-0.2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81" calcext:value-type="float">
            <text:p>-18.8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61" calcext:value-type="float">
            <text:p>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18.61" calcext:value-type="float">
            <text:p>18.61</text:p>
          </table:table-cell>
          <table:table-cell office:value-type="float" office:value="14.79" calcext:value-type="float">
            <text:p>14.79</text:p>
          </table:table-cell>
          <table:table-cell office:value-type="float" office:value="0" calcext:value-type="float">
            <text:p>0</text:p>
          </table:table-cell>
          <table:table-cell office:value-type="float" office:value="-20.72" calcext:value-type="float">
            <text:p>-20.72</text:p>
          </table:table-cell>
          <table:table-cell office:value-type="float" office:value="0" calcext:value-type="float">
            <text:p>0</text:p>
          </table:table-cell>
          <table:table-cell office:value-type="float" office:value="20.72" calcext:value-type="float">
            <text:p>20.72</text:p>
          </table:table-cell>
          <table:table-cell office:value-type="float" office:value="-18.61" calcext:value-type="float">
            <text:p>-18.61</text:p>
          </table:table-cell>
          <table:table-cell office:value-type="float" office:value="-14.79" calcext:value-type="float">
            <text:p>-14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 table:number-rows-repeated="104834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flow listing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ce8"/>
        <table:table-row table:style-name="ro1">
          <table:table-cell/>
          <table:table-cell table:style-name="ce3" office:value-type="string" calcext:value-type="string">
            <text:p>R# MSEC OP P1 <text:s text:c="3"/>P2 <text:s text:c="4"/>P3 <text:s text:c="4"/>P4 <text:s text:c="4"/>L1-X <text:s text:c="2"/>L1-Y <text:s text:c="2"/>L1-Z <text:s text:c="2"/>L2-X <text:s text:c="2"/>L2-Y <text:s text:c="2"/>L2-Z <text:s text:c="2"/>L3-X <text:s text:c="2"/>L3-Y <text:s text:c="2"/>L3-Z <text:s text:c="2"/>L4-X <text:s text:c="2"/>L4-Y <text:s text:c="2"/>L4-Z <text:s text:c="2"/>L5-X <text:s text:c="2"/>L5-Y <text:s text:c="2"/>L5-Z <text:s text:c="2"/>L6-X <text:s text:c="2"/>L6-Y <text:s text:c="2"/>L6-Z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4"/>
          <table:table-cell office:value-type="string" calcext:value-type="string">
            <text:p>00)1000 <text:s/>3 10 <text:s text:c="2"/>0.00 <text:s text:c="2"/>0.00 <text:s text:c="2"/>0.00 <text:s text:c="3"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1)1000 <text:s/>3 10 <text:s text:c="2"/>0.00 <text:s text:c="2"/>0.00 <text:s text:c="2"/>0.00 <text:s text:c="3"/>0.00 <text:s text:c="2"/>0.00 <text:s text:c="2"/>2.00/ <text:s/>0.00 <text:s text:c="2"/>0.00 <text:s text:c="2"/>0.00/ <text:s/>0.00 <text:s text:c="2"/>0.00 <text:s text:c="2"/>2.00/ <text:s/>0.00 <text:s text:c="2"/>0.00 <text:s text:c="2"/>0.00/ <text:s/>0.00 <text:s text:c="2"/>0.00 <text:s text:c="2"/>2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2)1000 <text:s/>3 10 <text:s text:c="2"/>0.00 <text:s text:c="2"/>0.00 <text:s text:c="2"/>0.00 <text:s text:c="3"/>0.00 <text:s text:c="2"/>0.00 <text:s text:c="2"/>2.00/ -4.00 <text:s text:c="2"/>0.00 <text:s text:c="2"/>0.00/ <text:s/>0.00 <text:s text:c="2"/>0.00 <text:s text:c="2"/>2.00/ -4.00 <text:s text:c="2"/>0.00 <text:s text:c="2"/>0.00/ <text:s/>0.00 <text:s text:c="2"/>0.00 <text:s text:c="2"/>2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3)1000 <text:s/>3 10 <text:s text:c="2"/>0.00 <text:s text:c="2"/>0.00 <text:s text:c="2"/>0.00 <text:s text:c="3"/>0.00 <text:s text:c="2"/>0.00 <text:s text:c="2"/>0.00/ -4.00 <text:s text:c="2"/>0.00 <text:s text:c="2"/>0.00/ <text:s/>0.00 <text:s text:c="2"/>0.00 <text:s text:c="2"/>0.00/ -4.00 <text:s text:c="2"/>0.00 <text:s text:c="2"/>0.00/ <text:s/>0.00 <text:s text:c="2"/>0.00 <text:s text:c="2"/>0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4)1000 <text:s/>3 10 <text:s text:c="2"/>0.00 <text:s text:c="2"/>0.00 <text:s text:c="2"/>0.00 <text:s text:c="3"/>0.00 <text:s text:c="2"/>0.00 <text:s text:c="2"/>0.00/ -4.00 <text:s text:c="2"/>0.00 <text:s text:c="2"/>2.00/ <text:s/>0.00 <text:s text:c="2"/>0.00 <text:s text:c="2"/>0.00/ -4.00 <text:s text:c="2"/>0.00 <text:s text:c="2"/>2.00/ <text:s/>0.00 <text:s text:c="2"/>0.00 <text:s text:c="2"/>0.00/ -4.00 <text:s text:c="2"/>0.00 <text:s text:c="2"/>2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5)1000 <text:s/>3 10 <text:s text:c="2"/>0.00 <text:s text:c="2"/>0.00 <text:s text:c="2"/>0.00 <text:s text:c="2"/>-4.00 <text:s text:c="2"/>0.00 <text:s text:c="2"/>0.00/ <text:s/>0.00 <text:s text:c="2"/>0.00 <text:s text:c="2"/>2.00/ -4.00 <text:s text:c="2"/>0.00 <text:s text:c="2"/>0.00/ <text:s/>0.00 <text:s text:c="2"/>0.00 <text:s text:c="2"/>2.00/ -4.00 <text:s text:c="2"/>0.00 <text:s text:c="2"/>0.00/ <text:s/>0.00 <text:s text:c="2"/>0.00 <text:s text:c="2"/>2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6)1000 <text:s/>3 10 <text:s text:c="2"/>0.00 <text:s text:c="2"/>0.00 <text:s text:c="2"/>0.00 <text:s text:c="2"/>-4.00 <text:s text:c="2"/>0.00 <text:s text:c="2"/>0.00/ <text:s/>0.00 <text:s text:c="2"/>0.00 <text:s text:c="2"/>0.00/ -4.00 <text:s text:c="2"/>0.00 <text:s text:c="2"/>0.00/ <text:s/>0.00 <text:s text:c="2"/>0.00 <text:s text:c="2"/>0.00/ -4.00 <text:s text:c="2"/>0.00 <text:s text:c="2"/>0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7)1000 <text:s/>3 10 <text:s text:c="2"/>0.00 <text:s text:c="2"/>0.00 <text:s text:c="2"/>0.00 <text:s text:c="2"/>-4.00 <text:s text:c="2"/>0.00 <text:s text:c="2"/>2.00/ <text:s/>0.00 <text:s text:c="2"/>0.00 <text:s text:c="2"/>0.00/ -4.00 <text:s text:c="2"/>0.00 <text:s text:c="2"/>2.00/ <text:s/>0.00 <text:s text:c="2"/>0.00 <text:s text:c="2"/>0.00/ -4.00 <text:s text:c="2"/>0.00 <text:s text:c="2"/>2.00/ <text:s/>0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8)1000 <text:s/>3 10 <text:s text:c="2"/>0.00 <text:s text:c="2"/>0.00 <text:s text:c="2"/>0.00 <text:s text:c="3"/>0.00 <text:s text:c="2"/>0.00 <text:s text:c="2"/>2.00/ -4.00 <text:s text:c="2"/>0.00 <text:s text:c="2"/>0.00/ <text:s/>0.00 <text:s text:c="2"/>0.00 <text:s text:c="2"/>2.00/ -4.00 <text:s text:c="2"/>0.00 <text:s text:c="2"/>0.00/ <text:s/>0.00 <text:s text:c="2"/>0.00 <text:s text:c="2"/>2.00/ -4.00 <text:s text:c="2"/>0.00 <text:s text:c="2"/>0.0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09)1000 <text:s/>4 10 <text:s text:c="2"/>0.00 <text:s text:c="2"/>0.00 <text:s text:c="2"/>0.00 <text:s text:c="3"/>0.00 <text:s text:c="2"/>3.00 <text:s text:c="2"/>0.00/ <text:s/>0.00 <text:s text:c="2"/>3.00 <text:s text:c="2"/>0.00/ <text:s/>0.00 <text:s text:c="2"/>3.00 <text:s text:c="2"/>0.00/ <text:s/>0.00 <text:s text:c="2"/>3.00 <text:s text:c="2"/>0.00/ <text:s/>0.00 <text:s text:c="2"/>3.00 <text:s text:c="2"/>0.00/ <text:s/>0.00 <text:s text:c="2"/>3.00 <text:s text:c="2"/>0.00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6">0000-00-00</text:date>, <text:time style:data-style-name="N2" text:time-value="12:19:50.2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4:26:01.187000000</meta:creation-date>
    <dc:date>2022-02-06T22:19:47.699000000</dc:date>
    <meta:editing-duration>PT1H39M</meta:editing-duration>
    <meta:editing-cycles>9</meta:editing-cycles>
    <meta:generator>LibreOffice/7.1.8.1$Windows_X86_64 LibreOffice_project/e1f30c802c3269a1d052614453f260e49458c82c</meta:generator>
    <meta:document-statistic meta:table-count="2" meta:cell-count="238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66ff" draw:fill-color="#0066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996633" draw:fill-color="#996633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9933ff" draw:fill-color="#9933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5cm" chart:symbol-height="0.5cm" chart:link-data-style-to-source="true"/>
      <style:graphic-properties draw:stroke="none" svg:stroke-width="0.08cm" svg:stroke-color="#ff99ff" draw:fill-color="#ff99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934cm" svg:height="22.699cm" xlink:href=".." xlink:type="simple" chart:class="chart:scatter" chart:style-name="ch1">
        <chart:title svg:x="5.581cm" svg:y="0.587cm" chart:style-name="ch2">
          <text:p>Hexbot Toe Position Plot</text:p>
        </chart:title>
        <chart:subtitle svg:x="12.373cm" svg:y="0.64cm" chart:style-name="ch3">
          <text:p>including all frames</text:p>
        </chart:subtitle>
        <chart:legend chart:legend-position="top" svg:x="16.594cm" svg:y="0.541cm" style:legend-expansion="custom" svg:width="9.829cm" svg:height="0.902cm" style:legend-expansion-aspect-ratio="10.8968957871397" chart:style-name="ch4"/>
        <chart:plot-area chart:style-name="ch5" table:cell-range-address="graph.B56:graph.C185 graph.C55:graph.C55 graph.E55:graph.E185 graph.G55:graph.G185 graph.I55:graph.I185 graph.K55:graph.K185 graph.M55:graph.M185 graph.N4:graph.O4 graph.O5:graph.O10" chart:data-source-has-labels="row" svg:x="1.45cm" svg:y="1.572cm" svg:width="25.939cm" svg:height="19.705cm">
          <chart:coordinate-region svg:x="1.704cm" svg:y="1.774cm" svg:width="25.493cm" svg:height="19.301cm"/>
          <chart:axis chart:dimension="x" chart:name="primary-x" chart:style-name="ch6">
            <chart:title svg:x="12.975cm" svg:y="21.73cm" chart:style-name="ch7">
              <text:p>Global X Coordinate</text:p>
            </chart:title>
          </chart:axis>
          <chart:axis chart:dimension="y" chart:name="primary-y" chart:style-name="ch8">
            <chart:title svg:x="0.342cm" svg:y="12.868cm" chart:style-name="ch9">
              <text:p>Global Y Coordinate</text:p>
            </chart:title>
            <chart:grid chart:style-name="ch10" chart:class="major"/>
          </chart:axis>
          <chart:series chart:style-name="ch11" chart:values-cell-range-address="graph.C56:graph.C185" chart:label-cell-address="graph.C55:graph.C55" chart:class="chart:scatter">
            <chart:domain table:cell-range-address="graph.B56:graph.B185"/>
            <chart:data-point chart:repeated="130"/>
          </chart:series>
          <chart:series chart:style-name="ch12" chart:values-cell-range-address="graph.E56:graph.E185" chart:label-cell-address="graph.E55:graph.E55" chart:class="chart:scatter">
            <chart:domain table:cell-range-address="graph.D56:graph.D185"/>
            <chart:data-point chart:repeated="130"/>
          </chart:series>
          <chart:series chart:style-name="ch13" chart:values-cell-range-address="graph.G56:graph.G185" chart:label-cell-address="graph.G55:graph.G55" chart:class="chart:scatter">
            <chart:domain table:cell-range-address="graph.F56:graph.F185"/>
            <chart:data-point chart:repeated="130"/>
          </chart:series>
          <chart:series chart:style-name="ch14" chart:values-cell-range-address="graph.I56:graph.I185" chart:label-cell-address="graph.I55:graph.I55" chart:class="chart:scatter">
            <chart:domain table:cell-range-address="graph.H56:graph.H185"/>
            <chart:data-point chart:repeated="130"/>
          </chart:series>
          <chart:series chart:style-name="ch15" chart:values-cell-range-address="graph.K56:graph.K185" chart:label-cell-address="graph.K55:graph.K55" chart:class="chart:scatter">
            <chart:domain table:cell-range-address="graph.J56:graph.J185"/>
            <chart:data-point chart:repeated="130"/>
          </chart:series>
          <chart:series chart:style-name="ch16" chart:values-cell-range-address="graph.M56:graph.M185" chart:label-cell-address="graph.M55:graph.M55" chart:class="chart:scatter">
            <chart:domain table:cell-range-address="graph.L56:graph.L185"/>
            <chart:data-point chart:repeated="130"/>
          </chart:series>
          <chart:series chart:style-name="ch17" chart:values-cell-range-address="graph.O5:graph.O10" chart:label-cell-address="graph.N4:graph.O4" chart:class="chart:scatter">
            <chart:domain table:cell-range-address="graph.N5:graph.N10"/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loL1Y</text:p>
                <draw:g>
                  <svg:desc>graph.C55:graph.C5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GloL4Y</text:p>
                <draw:g>
                  <svg:desc>graph.E55:graph.E5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GloL2Y</text:p>
                <draw:g>
                  <svg:desc>graph.G55:graph.G5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GloL5Y</text:p>
                <draw:g>
                  <svg:desc>graph.I55:graph.I5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GloL3Y</text:p>
                <draw:g>
                  <svg:desc>graph.K55:graph.K5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GloL6Y</text:p>
                <draw:g>
                  <svg:desc>graph.M55:graph.M55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Home-X Home-Y</text:p>
                <text:list>
                  <text:list-item>
                    <text:p>Home-X</text:p>
                  </text:list-item>
                  <text:list-item>
                    <text:p>Home-Y</text:p>
                  </text:list-item>
                </text:list>
                <draw:g>
                  <svg:desc>graph.N4:graph.O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62">
                <text:p>18.62</text:p>
                <draw:g>
                  <svg:desc>graph.B56:graph.B185</svg:desc>
                </draw:g>
              </table:table-cell>
              <table:table-cell office:value-type="float" office:value="-14.79">
                <text:p>-14.79</text:p>
                <draw:g>
                  <svg:desc>graph.C56:graph.C185</svg:desc>
                </draw:g>
              </table:table-cell>
              <table:table-cell office:value-type="float" office:value="18.62">
                <text:p>18.62</text:p>
                <draw:g>
                  <svg:desc>graph.D56:graph.D185</svg:desc>
                </draw:g>
              </table:table-cell>
              <table:table-cell office:value-type="float" office:value="14.79">
                <text:p>14.79</text:p>
                <draw:g>
                  <svg:desc>graph.E56:graph.E185</svg:desc>
                </draw:g>
              </table:table-cell>
              <table:table-cell office:value-type="float" office:value="0">
                <text:p>0</text:p>
                <draw:g>
                  <svg:desc>graph.F56:graph.F185</svg:desc>
                </draw:g>
              </table:table-cell>
              <table:table-cell office:value-type="float" office:value="-20.71">
                <text:p>-20.71</text:p>
                <draw:g>
                  <svg:desc>graph.G56:graph.G185</svg:desc>
                </draw:g>
              </table:table-cell>
              <table:table-cell office:value-type="float" office:value="0">
                <text:p>0</text:p>
                <draw:g>
                  <svg:desc>graph.H56:graph.H185</svg:desc>
                </draw:g>
              </table:table-cell>
              <table:table-cell office:value-type="float" office:value="20.71">
                <text:p>20.71</text:p>
                <draw:g>
                  <svg:desc>graph.I56:graph.I185</svg:desc>
                </draw:g>
              </table:table-cell>
              <table:table-cell office:value-type="float" office:value="-18.62">
                <text:p>-18.62</text:p>
                <draw:g>
                  <svg:desc>graph.J56:graph.J185</svg:desc>
                </draw:g>
              </table:table-cell>
              <table:table-cell office:value-type="float" office:value="-14.79">
                <text:p>-14.79</text:p>
                <draw:g>
                  <svg:desc>graph.K56:graph.K185</svg:desc>
                </draw:g>
              </table:table-cell>
              <table:table-cell office:value-type="float" office:value="-18.62">
                <text:p>-18.62</text:p>
                <draw:g>
                  <svg:desc>graph.L56:graph.L185</svg:desc>
                </draw:g>
              </table:table-cell>
              <table:table-cell office:value-type="float" office:value="14.79">
                <text:p>14.79</text:p>
                <draw:g>
                  <svg:desc>graph.M56:graph.M185</svg:desc>
                </draw:g>
              </table:table-cell>
              <table:table-cell office:value-type="float" office:value="18.61">
                <text:p>18.61</text:p>
                <draw:g>
                  <svg:desc>graph.N5:graph.N10</svg:desc>
                </draw:g>
              </table:table-cell>
              <table:table-cell office:value-type="float" office:value="-14.79">
                <text:p>-14.79</text:p>
                <draw:g>
                  <svg:desc>graph.O5:graph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18.61">
                <text:p>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2">
                <text:p>-2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20.72">
                <text:p>2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-18.61">
                <text:p>-18.61</text:p>
              </table:table-cell>
              <table:table-cell office:value-type="float" office:value="-14.79">
                <text:p>-14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-18.61">
                <text:p>-18.61</text:p>
              </table:table-cell>
              <table:table-cell office:value-type="float" office:value="14.79">
                <text:p>14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42">
                <text:p>18.42</text:p>
              </table:table-cell>
              <table:table-cell office:value-type="float" office:value="14.79">
                <text:p>14.79</text:p>
              </table:table-cell>
              <table:table-cell office:value-type="float" office:value="-0.2">
                <text:p>-0.2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8.82">
                <text:p>-18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22">
                <text:p>18.22</text:p>
              </table:table-cell>
              <table:table-cell office:value-type="float" office:value="14.79">
                <text:p>14.79</text:p>
              </table:table-cell>
              <table:table-cell office:value-type="float" office:value="-0.4">
                <text:p>-0.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9.02">
                <text:p>-19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8.02">
                <text:p>18.02</text:p>
              </table:table-cell>
              <table:table-cell office:value-type="float" office:value="14.79">
                <text:p>14.79</text:p>
              </table:table-cell>
              <table:table-cell office:value-type="float" office:value="-0.6">
                <text:p>-0.6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9.22">
                <text:p>-19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7.82">
                <text:p>17.82</text:p>
              </table:table-cell>
              <table:table-cell office:value-type="float" office:value="14.79">
                <text:p>14.79</text:p>
              </table:table-cell>
              <table:table-cell office:value-type="float" office:value="-0.8">
                <text:p>-0.8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9.42">
                <text:p>-19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7.62">
                <text:p>17.62</text:p>
              </table:table-cell>
              <table:table-cell office:value-type="float" office:value="14.79">
                <text:p>14.79</text:p>
              </table:table-cell>
              <table:table-cell office:value-type="float" office:value="-1">
                <text:p>-1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9.62">
                <text:p>-19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7.42">
                <text:p>17.42</text:p>
              </table:table-cell>
              <table:table-cell office:value-type="float" office:value="14.79">
                <text:p>14.79</text:p>
              </table:table-cell>
              <table:table-cell office:value-type="float" office:value="-1.2">
                <text:p>-1.2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19.82">
                <text:p>-19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7.22">
                <text:p>17.22</text:p>
              </table:table-cell>
              <table:table-cell office:value-type="float" office:value="14.79">
                <text:p>14.79</text:p>
              </table:table-cell>
              <table:table-cell office:value-type="float" office:value="-1.4">
                <text:p>-1.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0.02">
                <text:p>-20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7.02">
                <text:p>17.02</text:p>
              </table:table-cell>
              <table:table-cell office:value-type="float" office:value="14.79">
                <text:p>14.79</text:p>
              </table:table-cell>
              <table:table-cell office:value-type="float" office:value="-1.6">
                <text:p>-1.6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0.22">
                <text:p>-20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6.82">
                <text:p>16.82</text:p>
              </table:table-cell>
              <table:table-cell office:value-type="float" office:value="14.79">
                <text:p>14.79</text:p>
              </table:table-cell>
              <table:table-cell office:value-type="float" office:value="-1.8">
                <text:p>-1.8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0.42">
                <text:p>-20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6.62">
                <text:p>16.62</text:p>
              </table:table-cell>
              <table:table-cell office:value-type="float" office:value="14.79">
                <text:p>14.79</text:p>
              </table:table-cell>
              <table:table-cell office:value-type="float" office:value="-2">
                <text:p>-2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0.62">
                <text:p>-20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6.42">
                <text:p>16.42</text:p>
              </table:table-cell>
              <table:table-cell office:value-type="float" office:value="14.79">
                <text:p>14.79</text:p>
              </table:table-cell>
              <table:table-cell office:value-type="float" office:value="-2.2">
                <text:p>-2.2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0.82">
                <text:p>-20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6.22">
                <text:p>16.22</text:p>
              </table:table-cell>
              <table:table-cell office:value-type="float" office:value="14.79">
                <text:p>14.79</text:p>
              </table:table-cell>
              <table:table-cell office:value-type="float" office:value="-2.4">
                <text:p>-2.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1.02">
                <text:p>-21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6.02">
                <text:p>16.02</text:p>
              </table:table-cell>
              <table:table-cell office:value-type="float" office:value="14.79">
                <text:p>14.79</text:p>
              </table:table-cell>
              <table:table-cell office:value-type="float" office:value="-2.6">
                <text:p>-2.6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1.22">
                <text:p>-21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5.82">
                <text:p>15.82</text:p>
              </table:table-cell>
              <table:table-cell office:value-type="float" office:value="14.79">
                <text:p>14.79</text:p>
              </table:table-cell>
              <table:table-cell office:value-type="float" office:value="-2.8">
                <text:p>-2.8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1.42">
                <text:p>-21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5.62">
                <text:p>15.62</text:p>
              </table:table-cell>
              <table:table-cell office:value-type="float" office:value="14.79">
                <text:p>14.79</text:p>
              </table:table-cell>
              <table:table-cell office:value-type="float" office:value="-3">
                <text:p>-3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1.62">
                <text:p>-21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5.42">
                <text:p>15.42</text:p>
              </table:table-cell>
              <table:table-cell office:value-type="float" office:value="14.79">
                <text:p>14.79</text:p>
              </table:table-cell>
              <table:table-cell office:value-type="float" office:value="-3.2">
                <text:p>-3.2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1.82">
                <text:p>-21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5.22">
                <text:p>15.22</text:p>
              </table:table-cell>
              <table:table-cell office:value-type="float" office:value="14.79">
                <text:p>14.79</text:p>
              </table:table-cell>
              <table:table-cell office:value-type="float" office:value="-3.4">
                <text:p>-3.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02">
                <text:p>-22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5.02">
                <text:p>15.02</text:p>
              </table:table-cell>
              <table:table-cell office:value-type="float" office:value="14.79">
                <text:p>14.79</text:p>
              </table:table-cell>
              <table:table-cell office:value-type="float" office:value="-3.6">
                <text:p>-3.6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22">
                <text:p>-22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82">
                <text:p>14.82</text:p>
              </table:table-cell>
              <table:table-cell office:value-type="float" office:value="14.79">
                <text:p>14.79</text:p>
              </table:table-cell>
              <table:table-cell office:value-type="float" office:value="-3.8">
                <text:p>-3.8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42">
                <text:p>-22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62">
                <text:p>18.62</text:p>
              </table:table-cell>
              <table:table-cell office:value-type="float" office:value="-14.79">
                <text:p>-14.79</text:p>
              </table:table-cell>
              <table:table-cell office:value-type="float" office:value="14.62">
                <text:p>14.62</text:p>
              </table:table-cell>
              <table:table-cell office:value-type="float" office:value="14.79">
                <text:p>14.79</text:p>
              </table:table-cell>
              <table:table-cell office:value-type="float" office:value="-4">
                <text:p>-4</text:p>
              </table:table-cell>
              <table:table-cell office:value-type="float" office:value="-20.71">
                <text:p>-20.71</text:p>
              </table:table-cell>
              <table:table-cell office:value-type="float" office:value="0">
                <text:p>0</text:p>
              </table:table-cell>
              <table:table-cell office:value-type="float" office:value="20.71">
                <text:p>20.71</text:p>
              </table:table-cell>
              <table:table-cell office:value-type="float" office:value="-18.62">
                <text:p>-18.62</text:p>
              </table:table-cell>
              <table:table-cell office:value-type="float" office:value="-14.79">
                <text:p>-14.79</text:p>
              </table:table-cell>
              <table:table-cell office:value-type="float" office:value="-22.62">
                <text:p>-22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42">
                <text:p>18.42</text:p>
              </table:table-cell>
              <table:table-cell office:value-type="float" office:value="-14.79">
                <text:p>-14.79</text:p>
              </table:table-cell>
              <table:table-cell office:value-type="float" office:value="14.82">
                <text:p>14.82</text:p>
              </table:table-cell>
              <table:table-cell office:value-type="float" office:value="14.79">
                <text:p>14.79</text:p>
              </table:table-cell>
              <table:table-cell office:value-type="float" office:value="-3.8">
                <text:p>-3.8</text:p>
              </table:table-cell>
              <table:table-cell office:value-type="float" office:value="-20.71">
                <text:p>-20.71</text:p>
              </table:table-cell>
              <table:table-cell office:value-type="float" office:value="-0.2">
                <text:p>-0.2</text:p>
              </table:table-cell>
              <table:table-cell office:value-type="float" office:value="20.71">
                <text:p>20.71</text:p>
              </table:table-cell>
              <table:table-cell office:value-type="float" office:value="-18.82">
                <text:p>-18.82</text:p>
              </table:table-cell>
              <table:table-cell office:value-type="float" office:value="-14.79">
                <text:p>-14.79</text:p>
              </table:table-cell>
              <table:table-cell office:value-type="float" office:value="-22.42">
                <text:p>-22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22">
                <text:p>18.22</text:p>
              </table:table-cell>
              <table:table-cell office:value-type="float" office:value="-14.79">
                <text:p>-14.79</text:p>
              </table:table-cell>
              <table:table-cell office:value-type="float" office:value="15.02">
                <text:p>15.02</text:p>
              </table:table-cell>
              <table:table-cell office:value-type="float" office:value="14.79">
                <text:p>14.79</text:p>
              </table:table-cell>
              <table:table-cell office:value-type="float" office:value="-3.6">
                <text:p>-3.6</text:p>
              </table:table-cell>
              <table:table-cell office:value-type="float" office:value="-20.71">
                <text:p>-20.71</text:p>
              </table:table-cell>
              <table:table-cell office:value-type="float" office:value="-0.4">
                <text:p>-0.4</text:p>
              </table:table-cell>
              <table:table-cell office:value-type="float" office:value="20.71">
                <text:p>20.71</text:p>
              </table:table-cell>
              <table:table-cell office:value-type="float" office:value="-19.02">
                <text:p>-19.02</text:p>
              </table:table-cell>
              <table:table-cell office:value-type="float" office:value="-14.79">
                <text:p>-14.79</text:p>
              </table:table-cell>
              <table:table-cell office:value-type="float" office:value="-22.22">
                <text:p>-22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02">
                <text:p>18.02</text:p>
              </table:table-cell>
              <table:table-cell office:value-type="float" office:value="-14.79">
                <text:p>-14.79</text:p>
              </table:table-cell>
              <table:table-cell office:value-type="float" office:value="15.22">
                <text:p>15.22</text:p>
              </table:table-cell>
              <table:table-cell office:value-type="float" office:value="14.79">
                <text:p>14.79</text:p>
              </table:table-cell>
              <table:table-cell office:value-type="float" office:value="-3.4">
                <text:p>-3.4</text:p>
              </table:table-cell>
              <table:table-cell office:value-type="float" office:value="-20.71">
                <text:p>-20.71</text:p>
              </table:table-cell>
              <table:table-cell office:value-type="float" office:value="-0.6">
                <text:p>-0.6</text:p>
              </table:table-cell>
              <table:table-cell office:value-type="float" office:value="20.71">
                <text:p>20.71</text:p>
              </table:table-cell>
              <table:table-cell office:value-type="float" office:value="-19.22">
                <text:p>-19.22</text:p>
              </table:table-cell>
              <table:table-cell office:value-type="float" office:value="-14.79">
                <text:p>-14.79</text:p>
              </table:table-cell>
              <table:table-cell office:value-type="float" office:value="-22.02">
                <text:p>-22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82">
                <text:p>17.82</text:p>
              </table:table-cell>
              <table:table-cell office:value-type="float" office:value="-14.79">
                <text:p>-14.79</text:p>
              </table:table-cell>
              <table:table-cell office:value-type="float" office:value="15.42">
                <text:p>15.42</text:p>
              </table:table-cell>
              <table:table-cell office:value-type="float" office:value="14.79">
                <text:p>14.79</text:p>
              </table:table-cell>
              <table:table-cell office:value-type="float" office:value="-3.2">
                <text:p>-3.2</text:p>
              </table:table-cell>
              <table:table-cell office:value-type="float" office:value="-20.71">
                <text:p>-20.71</text:p>
              </table:table-cell>
              <table:table-cell office:value-type="float" office:value="-0.8">
                <text:p>-0.8</text:p>
              </table:table-cell>
              <table:table-cell office:value-type="float" office:value="20.71">
                <text:p>20.71</text:p>
              </table:table-cell>
              <table:table-cell office:value-type="float" office:value="-19.42">
                <text:p>-19.42</text:p>
              </table:table-cell>
              <table:table-cell office:value-type="float" office:value="-14.79">
                <text:p>-14.79</text:p>
              </table:table-cell>
              <table:table-cell office:value-type="float" office:value="-21.82">
                <text:p>-21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62">
                <text:p>17.62</text:p>
              </table:table-cell>
              <table:table-cell office:value-type="float" office:value="-14.79">
                <text:p>-14.79</text:p>
              </table:table-cell>
              <table:table-cell office:value-type="float" office:value="15.62">
                <text:p>15.62</text:p>
              </table:table-cell>
              <table:table-cell office:value-type="float" office:value="14.79">
                <text:p>14.79</text:p>
              </table:table-cell>
              <table:table-cell office:value-type="float" office:value="-3">
                <text:p>-3</text:p>
              </table:table-cell>
              <table:table-cell office:value-type="float" office:value="-20.71">
                <text:p>-20.71</text:p>
              </table:table-cell>
              <table:table-cell office:value-type="float" office:value="-1">
                <text:p>-1</text:p>
              </table:table-cell>
              <table:table-cell office:value-type="float" office:value="20.71">
                <text:p>20.71</text:p>
              </table:table-cell>
              <table:table-cell office:value-type="float" office:value="-19.62">
                <text:p>-19.62</text:p>
              </table:table-cell>
              <table:table-cell office:value-type="float" office:value="-14.79">
                <text:p>-14.79</text:p>
              </table:table-cell>
              <table:table-cell office:value-type="float" office:value="-21.62">
                <text:p>-21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42">
                <text:p>17.42</text:p>
              </table:table-cell>
              <table:table-cell office:value-type="float" office:value="-14.79">
                <text:p>-14.79</text:p>
              </table:table-cell>
              <table:table-cell office:value-type="float" office:value="15.82">
                <text:p>15.82</text:p>
              </table:table-cell>
              <table:table-cell office:value-type="float" office:value="14.79">
                <text:p>14.79</text:p>
              </table:table-cell>
              <table:table-cell office:value-type="float" office:value="-2.8">
                <text:p>-2.8</text:p>
              </table:table-cell>
              <table:table-cell office:value-type="float" office:value="-20.71">
                <text:p>-20.71</text:p>
              </table:table-cell>
              <table:table-cell office:value-type="float" office:value="-1.2">
                <text:p>-1.2</text:p>
              </table:table-cell>
              <table:table-cell office:value-type="float" office:value="20.71">
                <text:p>20.71</text:p>
              </table:table-cell>
              <table:table-cell office:value-type="float" office:value="-19.82">
                <text:p>-19.82</text:p>
              </table:table-cell>
              <table:table-cell office:value-type="float" office:value="-14.79">
                <text:p>-14.79</text:p>
              </table:table-cell>
              <table:table-cell office:value-type="float" office:value="-21.42">
                <text:p>-21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2">
                <text:p>17.22</text:p>
              </table:table-cell>
              <table:table-cell office:value-type="float" office:value="-14.79">
                <text:p>-14.79</text:p>
              </table:table-cell>
              <table:table-cell office:value-type="float" office:value="16.02">
                <text:p>16.02</text:p>
              </table:table-cell>
              <table:table-cell office:value-type="float" office:value="14.79">
                <text:p>14.79</text:p>
              </table:table-cell>
              <table:table-cell office:value-type="float" office:value="-2.6">
                <text:p>-2.6</text:p>
              </table:table-cell>
              <table:table-cell office:value-type="float" office:value="-20.71">
                <text:p>-20.71</text:p>
              </table:table-cell>
              <table:table-cell office:value-type="float" office:value="-1.4">
                <text:p>-1.4</text:p>
              </table:table-cell>
              <table:table-cell office:value-type="float" office:value="20.71">
                <text:p>20.71</text:p>
              </table:table-cell>
              <table:table-cell office:value-type="float" office:value="-20.02">
                <text:p>-20.02</text:p>
              </table:table-cell>
              <table:table-cell office:value-type="float" office:value="-14.79">
                <text:p>-14.79</text:p>
              </table:table-cell>
              <table:table-cell office:value-type="float" office:value="-21.22">
                <text:p>-21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02">
                <text:p>17.02</text:p>
              </table:table-cell>
              <table:table-cell office:value-type="float" office:value="-14.79">
                <text:p>-14.79</text:p>
              </table:table-cell>
              <table:table-cell office:value-type="float" office:value="16.22">
                <text:p>16.22</text:p>
              </table:table-cell>
              <table:table-cell office:value-type="float" office:value="14.79">
                <text:p>14.79</text:p>
              </table:table-cell>
              <table:table-cell office:value-type="float" office:value="-2.4">
                <text:p>-2.4</text:p>
              </table:table-cell>
              <table:table-cell office:value-type="float" office:value="-20.71">
                <text:p>-20.71</text:p>
              </table:table-cell>
              <table:table-cell office:value-type="float" office:value="-1.6">
                <text:p>-1.6</text:p>
              </table:table-cell>
              <table:table-cell office:value-type="float" office:value="20.71">
                <text:p>20.71</text:p>
              </table:table-cell>
              <table:table-cell office:value-type="float" office:value="-20.22">
                <text:p>-20.22</text:p>
              </table:table-cell>
              <table:table-cell office:value-type="float" office:value="-14.79">
                <text:p>-14.79</text:p>
              </table:table-cell>
              <table:table-cell office:value-type="float" office:value="-21.02">
                <text:p>-21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82">
                <text:p>16.82</text:p>
              </table:table-cell>
              <table:table-cell office:value-type="float" office:value="-14.79">
                <text:p>-14.79</text:p>
              </table:table-cell>
              <table:table-cell office:value-type="float" office:value="16.42">
                <text:p>16.42</text:p>
              </table:table-cell>
              <table:table-cell office:value-type="float" office:value="14.79">
                <text:p>14.79</text:p>
              </table:table-cell>
              <table:table-cell office:value-type="float" office:value="-2.2">
                <text:p>-2.2</text:p>
              </table:table-cell>
              <table:table-cell office:value-type="float" office:value="-20.71">
                <text:p>-20.71</text:p>
              </table:table-cell>
              <table:table-cell office:value-type="float" office:value="-1.8">
                <text:p>-1.8</text:p>
              </table:table-cell>
              <table:table-cell office:value-type="float" office:value="20.71">
                <text:p>20.71</text:p>
              </table:table-cell>
              <table:table-cell office:value-type="float" office:value="-20.42">
                <text:p>-20.42</text:p>
              </table:table-cell>
              <table:table-cell office:value-type="float" office:value="-14.79">
                <text:p>-14.79</text:p>
              </table:table-cell>
              <table:table-cell office:value-type="float" office:value="-20.82">
                <text:p>-20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62">
                <text:p>16.62</text:p>
              </table:table-cell>
              <table:table-cell office:value-type="float" office:value="-14.79">
                <text:p>-14.79</text:p>
              </table:table-cell>
              <table:table-cell office:value-type="float" office:value="16.62">
                <text:p>16.62</text:p>
              </table:table-cell>
              <table:table-cell office:value-type="float" office:value="14.79">
                <text:p>14.79</text:p>
              </table:table-cell>
              <table:table-cell office:value-type="float" office:value="-2">
                <text:p>-2</text:p>
              </table:table-cell>
              <table:table-cell office:value-type="float" office:value="-20.71">
                <text:p>-20.71</text:p>
              </table:table-cell>
              <table:table-cell office:value-type="float" office:value="-2">
                <text:p>-2</text:p>
              </table:table-cell>
              <table:table-cell office:value-type="float" office:value="20.71">
                <text:p>20.71</text:p>
              </table:table-cell>
              <table:table-cell office:value-type="float" office:value="-20.62">
                <text:p>-20.62</text:p>
              </table:table-cell>
              <table:table-cell office:value-type="float" office:value="-14.79">
                <text:p>-14.79</text:p>
              </table:table-cell>
              <table:table-cell office:value-type="float" office:value="-20.62">
                <text:p>-20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42">
                <text:p>16.42</text:p>
              </table:table-cell>
              <table:table-cell office:value-type="float" office:value="-14.79">
                <text:p>-14.79</text:p>
              </table:table-cell>
              <table:table-cell office:value-type="float" office:value="16.82">
                <text:p>16.82</text:p>
              </table:table-cell>
              <table:table-cell office:value-type="float" office:value="14.79">
                <text:p>14.79</text:p>
              </table:table-cell>
              <table:table-cell office:value-type="float" office:value="-1.8">
                <text:p>-1.8</text:p>
              </table:table-cell>
              <table:table-cell office:value-type="float" office:value="-20.71">
                <text:p>-20.71</text:p>
              </table:table-cell>
              <table:table-cell office:value-type="float" office:value="-2.2">
                <text:p>-2.2</text:p>
              </table:table-cell>
              <table:table-cell office:value-type="float" office:value="20.71">
                <text:p>20.71</text:p>
              </table:table-cell>
              <table:table-cell office:value-type="float" office:value="-20.82">
                <text:p>-20.82</text:p>
              </table:table-cell>
              <table:table-cell office:value-type="float" office:value="-14.79">
                <text:p>-14.79</text:p>
              </table:table-cell>
              <table:table-cell office:value-type="float" office:value="-20.42">
                <text:p>-20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22">
                <text:p>16.22</text:p>
              </table:table-cell>
              <table:table-cell office:value-type="float" office:value="-14.79">
                <text:p>-14.79</text:p>
              </table:table-cell>
              <table:table-cell office:value-type="float" office:value="17.02">
                <text:p>17.02</text:p>
              </table:table-cell>
              <table:table-cell office:value-type="float" office:value="14.79">
                <text:p>14.79</text:p>
              </table:table-cell>
              <table:table-cell office:value-type="float" office:value="-1.6">
                <text:p>-1.6</text:p>
              </table:table-cell>
              <table:table-cell office:value-type="float" office:value="-20.71">
                <text:p>-20.71</text:p>
              </table:table-cell>
              <table:table-cell office:value-type="float" office:value="-2.4">
                <text:p>-2.4</text:p>
              </table:table-cell>
              <table:table-cell office:value-type="float" office:value="20.71">
                <text:p>20.71</text:p>
              </table:table-cell>
              <table:table-cell office:value-type="float" office:value="-21.02">
                <text:p>-21.02</text:p>
              </table:table-cell>
              <table:table-cell office:value-type="float" office:value="-14.79">
                <text:p>-14.79</text:p>
              </table:table-cell>
              <table:table-cell office:value-type="float" office:value="-20.22">
                <text:p>-20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02">
                <text:p>16.02</text:p>
              </table:table-cell>
              <table:table-cell office:value-type="float" office:value="-14.79">
                <text:p>-14.79</text:p>
              </table:table-cell>
              <table:table-cell office:value-type="float" office:value="17.22">
                <text:p>17.22</text:p>
              </table:table-cell>
              <table:table-cell office:value-type="float" office:value="14.79">
                <text:p>14.79</text:p>
              </table:table-cell>
              <table:table-cell office:value-type="float" office:value="-1.4">
                <text:p>-1.4</text:p>
              </table:table-cell>
              <table:table-cell office:value-type="float" office:value="-20.71">
                <text:p>-20.71</text:p>
              </table:table-cell>
              <table:table-cell office:value-type="float" office:value="-2.6">
                <text:p>-2.6</text:p>
              </table:table-cell>
              <table:table-cell office:value-type="float" office:value="20.71">
                <text:p>20.71</text:p>
              </table:table-cell>
              <table:table-cell office:value-type="float" office:value="-21.22">
                <text:p>-21.22</text:p>
              </table:table-cell>
              <table:table-cell office:value-type="float" office:value="-14.79">
                <text:p>-14.79</text:p>
              </table:table-cell>
              <table:table-cell office:value-type="float" office:value="-20.02">
                <text:p>-20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82">
                <text:p>15.82</text:p>
              </table:table-cell>
              <table:table-cell office:value-type="float" office:value="-14.79">
                <text:p>-14.79</text:p>
              </table:table-cell>
              <table:table-cell office:value-type="float" office:value="17.42">
                <text:p>17.42</text:p>
              </table:table-cell>
              <table:table-cell office:value-type="float" office:value="14.79">
                <text:p>14.79</text:p>
              </table:table-cell>
              <table:table-cell office:value-type="float" office:value="-1.2">
                <text:p>-1.2</text:p>
              </table:table-cell>
              <table:table-cell office:value-type="float" office:value="-20.71">
                <text:p>-20.71</text:p>
              </table:table-cell>
              <table:table-cell office:value-type="float" office:value="-2.8">
                <text:p>-2.8</text:p>
              </table:table-cell>
              <table:table-cell office:value-type="float" office:value="20.71">
                <text:p>20.71</text:p>
              </table:table-cell>
              <table:table-cell office:value-type="float" office:value="-21.42">
                <text:p>-21.42</text:p>
              </table:table-cell>
              <table:table-cell office:value-type="float" office:value="-14.79">
                <text:p>-14.79</text:p>
              </table:table-cell>
              <table:table-cell office:value-type="float" office:value="-19.82">
                <text:p>-19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62">
                <text:p>15.62</text:p>
              </table:table-cell>
              <table:table-cell office:value-type="float" office:value="-14.79">
                <text:p>-14.79</text:p>
              </table:table-cell>
              <table:table-cell office:value-type="float" office:value="17.62">
                <text:p>17.62</text:p>
              </table:table-cell>
              <table:table-cell office:value-type="float" office:value="14.79">
                <text:p>14.79</text:p>
              </table:table-cell>
              <table:table-cell office:value-type="float" office:value="-1">
                <text:p>-1</text:p>
              </table:table-cell>
              <table:table-cell office:value-type="float" office:value="-20.71">
                <text:p>-20.71</text:p>
              </table:table-cell>
              <table:table-cell office:value-type="float" office:value="-3">
                <text:p>-3</text:p>
              </table:table-cell>
              <table:table-cell office:value-type="float" office:value="20.71">
                <text:p>20.71</text:p>
              </table:table-cell>
              <table:table-cell office:value-type="float" office:value="-21.62">
                <text:p>-21.62</text:p>
              </table:table-cell>
              <table:table-cell office:value-type="float" office:value="-14.79">
                <text:p>-14.79</text:p>
              </table:table-cell>
              <table:table-cell office:value-type="float" office:value="-19.62">
                <text:p>-19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42">
                <text:p>15.42</text:p>
              </table:table-cell>
              <table:table-cell office:value-type="float" office:value="-14.79">
                <text:p>-14.79</text:p>
              </table:table-cell>
              <table:table-cell office:value-type="float" office:value="17.82">
                <text:p>17.82</text:p>
              </table:table-cell>
              <table:table-cell office:value-type="float" office:value="14.79">
                <text:p>14.79</text:p>
              </table:table-cell>
              <table:table-cell office:value-type="float" office:value="-0.8">
                <text:p>-0.8</text:p>
              </table:table-cell>
              <table:table-cell office:value-type="float" office:value="-20.71">
                <text:p>-20.71</text:p>
              </table:table-cell>
              <table:table-cell office:value-type="float" office:value="-3.2">
                <text:p>-3.2</text:p>
              </table:table-cell>
              <table:table-cell office:value-type="float" office:value="20.71">
                <text:p>20.71</text:p>
              </table:table-cell>
              <table:table-cell office:value-type="float" office:value="-21.82">
                <text:p>-21.82</text:p>
              </table:table-cell>
              <table:table-cell office:value-type="float" office:value="-14.79">
                <text:p>-14.79</text:p>
              </table:table-cell>
              <table:table-cell office:value-type="float" office:value="-19.42">
                <text:p>-19.4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22">
                <text:p>15.22</text:p>
              </table:table-cell>
              <table:table-cell office:value-type="float" office:value="-14.79">
                <text:p>-14.79</text:p>
              </table:table-cell>
              <table:table-cell office:value-type="float" office:value="18.02">
                <text:p>18.02</text:p>
              </table:table-cell>
              <table:table-cell office:value-type="float" office:value="14.79">
                <text:p>14.79</text:p>
              </table:table-cell>
              <table:table-cell office:value-type="float" office:value="-0.6">
                <text:p>-0.6</text:p>
              </table:table-cell>
              <table:table-cell office:value-type="float" office:value="-20.71">
                <text:p>-20.71</text:p>
              </table:table-cell>
              <table:table-cell office:value-type="float" office:value="-3.4">
                <text:p>-3.4</text:p>
              </table:table-cell>
              <table:table-cell office:value-type="float" office:value="20.71">
                <text:p>20.71</text:p>
              </table:table-cell>
              <table:table-cell office:value-type="float" office:value="-22.02">
                <text:p>-22.02</text:p>
              </table:table-cell>
              <table:table-cell office:value-type="float" office:value="-14.79">
                <text:p>-14.79</text:p>
              </table:table-cell>
              <table:table-cell office:value-type="float" office:value="-19.22">
                <text:p>-19.2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02">
                <text:p>15.02</text:p>
              </table:table-cell>
              <table:table-cell office:value-type="float" office:value="-14.79">
                <text:p>-14.79</text:p>
              </table:table-cell>
              <table:table-cell office:value-type="float" office:value="18.22">
                <text:p>18.22</text:p>
              </table:table-cell>
              <table:table-cell office:value-type="float" office:value="14.79">
                <text:p>14.79</text:p>
              </table:table-cell>
              <table:table-cell office:value-type="float" office:value="-0.4">
                <text:p>-0.4</text:p>
              </table:table-cell>
              <table:table-cell office:value-type="float" office:value="-20.71">
                <text:p>-20.71</text:p>
              </table:table-cell>
              <table:table-cell office:value-type="float" office:value="-3.6">
                <text:p>-3.6</text:p>
              </table:table-cell>
              <table:table-cell office:value-type="float" office:value="20.71">
                <text:p>20.71</text:p>
              </table:table-cell>
              <table:table-cell office:value-type="float" office:value="-22.22">
                <text:p>-22.22</text:p>
              </table:table-cell>
              <table:table-cell office:value-type="float" office:value="-14.79">
                <text:p>-14.79</text:p>
              </table:table-cell>
              <table:table-cell office:value-type="float" office:value="-19.02">
                <text:p>-19.0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82">
                <text:p>14.82</text:p>
              </table:table-cell>
              <table:table-cell office:value-type="float" office:value="-14.79">
                <text:p>-14.79</text:p>
              </table:table-cell>
              <table:table-cell office:value-type="float" office:value="18.42">
                <text:p>18.42</text:p>
              </table:table-cell>
              <table:table-cell office:value-type="float" office:value="14.79">
                <text:p>14.79</text:p>
              </table:table-cell>
              <table:table-cell office:value-type="float" office:value="-0.2">
                <text:p>-0.2</text:p>
              </table:table-cell>
              <table:table-cell office:value-type="float" office:value="-20.71">
                <text:p>-20.71</text:p>
              </table:table-cell>
              <table:table-cell office:value-type="float" office:value="-3.8">
                <text:p>-3.8</text:p>
              </table:table-cell>
              <table:table-cell office:value-type="float" office:value="20.71">
                <text:p>20.71</text:p>
              </table:table-cell>
              <table:table-cell office:value-type="float" office:value="-22.42">
                <text:p>-22.42</text:p>
              </table:table-cell>
              <table:table-cell office:value-type="float" office:value="-14.79">
                <text:p>-14.79</text:p>
              </table:table-cell>
              <table:table-cell office:value-type="float" office:value="-18.82">
                <text:p>-18.8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.62">
                <text:p>14.62</text:p>
              </table:table-cell>
              <table:table-cell office:value-type="float" office:value="-14.79">
                <text:p>-14.79</text:p>
              </table:table-cell>
              <table:table-cell office:value-type="float" office:value="18.62">
                <text:p>18.62</text:p>
              </table:table-cell>
              <table:table-cell office:value-type="float" office:value="14.79">
                <text:p>14.79</text:p>
              </table:table-cell>
              <table:table-cell office:value-type="float" office:value="0">
                <text:p>0</text:p>
              </table:table-cell>
              <table:table-cell office:value-type="float" office:value="-20.71">
                <text:p>-20.71</text:p>
              </table:table-cell>
              <table:table-cell office:value-type="float" office:value="-4">
                <text:p>-4</text:p>
              </table:table-cell>
              <table:table-cell office:value-type="float" office:value="20.71">
                <text:p>20.71</text:p>
              </table:table-cell>
              <table:table-cell office:value-type="float" office:value="-22.62">
                <text:p>-22.62</text:p>
              </table:table-cell>
              <table:table-cell office:value-type="float" office:value="-14.79">
                <text:p>-14.79</text:p>
              </table:table-cell>
              <table:table-cell office:value-type="float" office:value="-18.62">
                <text:p>-18.62</text:p>
              </table:table-cell>
              <table:table-cell office:value-type="float" office:value="14.79">
                <text:p>14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_64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